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2"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3"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7"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18"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6" style:family="paragraph" style:parent-style-name="Text_20_body">
      <style:paragraph-properties fo:margin-left="0cm" fo:margin-right="0cm" fo:text-align="justify" style:justify-single-word="false" fo:text-indent="0.499cm" style:auto-text-indent="false"/>
      <style:text-properties officeooo:rsid="002b4233" officeooo:paragraph-rsid="00b77fce"/>
    </style:style>
    <style:style style:name="P27"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8b988b" officeooo:paragraph-rsid="008acad4"/>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8" style:family="paragraph" style:parent-style-name="Text_20_body">
      <style:text-properties fo:language="ru" fo:country="RU"/>
    </style:style>
    <style:style style:name="P39" style:family="paragraph" style:parent-style-name="Text_20_body">
      <style:paragraph-properties fo:text-align="justify" style:justify-single-word="false"/>
      <style:text-properties fo:language="ru" fo:country="RU"/>
    </style:style>
    <style:style style:name="P40" style:family="paragraph" style:parent-style-name="Text_20_body">
      <style:paragraph-properties fo:text-align="justify" style:justify-single-word="false"/>
      <style:text-properties officeooo:paragraph-rsid="00b60020"/>
    </style:style>
    <style:style style:name="P41" style:family="paragraph" style:parent-style-name="Text_20_body">
      <style:paragraph-properties fo:text-align="justify" style:justify-single-word="false"/>
      <style:text-properties officeooo:paragraph-rsid="00b97b4f"/>
    </style:style>
    <style:style style:name="P42" style:family="paragraph" style:parent-style-name="Text_20_body">
      <style:paragraph-properties fo:text-align="justify" style:justify-single-word="false"/>
      <style:text-properties officeooo:rsid="003c8076" officeooo:paragraph-rsid="00b61817"/>
    </style:style>
    <style:style style:name="P43" style:family="paragraph" style:parent-style-name="Text_20_body">
      <style:paragraph-properties fo:text-align="justify" style:justify-single-word="false"/>
      <style:text-properties officeooo:rsid="003c8076" officeooo:paragraph-rsid="00b8aca2"/>
    </style:style>
    <style:style style:name="P44" style:family="paragraph" style:parent-style-name="Text_20_body">
      <style:paragraph-properties fo:text-align="justify" style:justify-single-word="false"/>
      <style:text-properties officeooo:rsid="003c8076" officeooo:paragraph-rsid="00b97b4f"/>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53"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54"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5"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6"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81d4fd"/>
    </style:style>
    <style:style style:name="P57"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8"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59" style:family="paragraph" style:parent-style-name="Text_20_body">
      <style:paragraph-properties fo:margin-top="0cm" fo:margin-bottom="0.212cm" style:contextual-spacing="false" fo:text-align="justify" style:justify-single-word="false"/>
      <style:text-properties fo:language="ru" fo:country="RU" officeooo:rsid="0080a8f8" officeooo:paragraph-rsid="0080a8f8"/>
    </style:style>
    <style:style style:name="P60"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64"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65"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66"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7"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8"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9"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70"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71"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72" style:family="paragraph" style:parent-style-name="First_20_line_20_indent">
      <style:text-properties officeooo:rsid="0038cae1" officeooo:paragraph-rsid="0038cae1"/>
    </style:style>
    <style:style style:name="P73" style:family="paragraph" style:parent-style-name="First_20_line_20_indent">
      <style:text-properties officeooo:rsid="003a9e10" officeooo:paragraph-rsid="003a9e10"/>
    </style:style>
    <style:style style:name="P74" style:family="paragraph" style:parent-style-name="First_20_line_20_indent">
      <style:text-properties fo:language="ru" fo:country="RU" officeooo:rsid="0038cae1" officeooo:paragraph-rsid="0038cae1"/>
    </style:style>
    <style:style style:name="P75" style:family="paragraph" style:parent-style-name="First_20_line_20_indent">
      <style:text-properties fo:language="ru" fo:country="RU" officeooo:rsid="0038cae1" officeooo:paragraph-rsid="003a9e10"/>
    </style:style>
    <style:style style:name="P76" style:family="paragraph" style:parent-style-name="First_20_line_20_indent">
      <style:text-properties fo:language="ru" fo:country="RU" officeooo:rsid="003a9e10" officeooo:paragraph-rsid="003a9e10"/>
    </style:style>
    <style:style style:name="P77" style:family="paragraph" style:parent-style-name="First_20_line_20_indent">
      <style:text-properties fo:font-size="15pt" fo:language="ru" fo:country="RU" officeooo:rsid="003a9e10" officeooo:paragraph-rsid="003a9e10" style:font-size-asian="15pt" style:font-size-complex="15pt"/>
    </style:style>
    <style:style style:name="P78" style:family="paragraph" style:parent-style-name="First_20_line_20_indent">
      <style:paragraph-properties fo:margin-left="0cm" fo:margin-right="0cm" fo:text-indent="0cm" style:auto-text-indent="false"/>
      <style:text-properties officeooo:rsid="0036b666" officeooo:paragraph-rsid="0036b666"/>
    </style:style>
    <style:style style:name="P79"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8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8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90"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b347a"/>
    </style:style>
    <style:style style:name="P91"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9c144"/>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1d4fd" officeooo:paragraph-rsid="0081d4fd"/>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acad4" officeooo:paragraph-rsid="008b988b"/>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b988b"/>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d51f9"/>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d51f9" officeooo:paragraph-rsid="008d51f9"/>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8f7771"/>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9734aa"/>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16f26" officeooo:paragraph-rsid="00916f26"/>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60f80" officeooo:paragraph-rsid="009d1757"/>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d1757" officeooo:paragraph-rsid="009d1757"/>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d1b17" officeooo:paragraph-rsid="009d1b17"/>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039a2" officeooo:paragraph-rsid="00a039a2"/>
    </style:style>
    <style:style style:name="P10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38d07" officeooo:paragraph-rsid="00a38d07"/>
    </style:style>
    <style:style style:name="P10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734aa" officeooo:paragraph-rsid="009734aa"/>
    </style:style>
    <style:style style:name="P10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867b9" officeooo:paragraph-rsid="00960f80"/>
    </style:style>
    <style:style style:name="P10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bc601" officeooo:paragraph-rsid="00af81eb"/>
    </style:style>
    <style:style style:name="P10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f81eb" officeooo:paragraph-rsid="00af81eb"/>
    </style:style>
    <style:style style:name="P11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b4a632" officeooo:paragraph-rsid="00b4a632"/>
    </style:style>
    <style:style style:name="P11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bc88a" officeooo:paragraph-rsid="00b4a632"/>
    </style:style>
    <style:style style:name="P11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bb010a" officeooo:paragraph-rsid="00c075a3"/>
    </style:style>
    <style:style style:name="P11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c24d10" officeooo:paragraph-rsid="00c24d10"/>
    </style:style>
    <style:style style:name="P11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c414c8" officeooo:paragraph-rsid="00c414c8"/>
    </style:style>
    <style:style style:name="P11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c5e01d" officeooo:paragraph-rsid="00c5e01d"/>
    </style:style>
    <style:style style:name="P11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11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11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897359"/>
    </style:style>
    <style:style style:name="P12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12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1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12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8011e6"/>
    </style:style>
    <style:style style:name="P12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12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12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12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12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2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83672f"/>
    </style:style>
    <style:style style:name="P13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3672f" officeooo:paragraph-rsid="0083672f"/>
    </style:style>
    <style:style style:name="P13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0a8f8" officeooo:paragraph-rsid="0080a8f8"/>
    </style:style>
    <style:style style:name="P1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8ece" officeooo:paragraph-rsid="00878ece"/>
    </style:style>
    <style:style style:name="P1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7a9b7"/>
    </style:style>
    <style:style style:name="P1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9cd2f"/>
    </style:style>
    <style:style style:name="P13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9cd2f" officeooo:paragraph-rsid="0089cd2f"/>
    </style:style>
    <style:style style:name="P13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a223c0" officeooo:paragraph-rsid="00a223c0"/>
    </style:style>
    <style:style style:name="P13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3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3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40"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4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916f26" officeooo:paragraph-rsid="00916f26"/>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First_20_line_20_indent" style:list-style-name="L18"/>
    <style:style style:name="P144" style:family="paragraph" style:parent-style-name="First_20_line_20_indent" style:list-style-name="L18">
      <style:text-properties officeooo:rsid="0036b666" officeooo:paragraph-rsid="0036b666"/>
    </style:style>
    <style:style style:name="P145" style:family="paragraph" style:parent-style-name="First_20_line_20_indent" style:list-style-name="L18">
      <style:text-properties fo:language="ru" fo:country="RU" officeooo:rsid="0036b666" officeooo:paragraph-rsid="0036b666"/>
    </style:style>
    <style:style style:name="P146" style:family="paragraph" style:parent-style-name="First_20_line_20_indent" style:list-style-name="L19">
      <style:text-properties fo:language="ru" fo:country="RU" officeooo:rsid="0036b666" officeooo:paragraph-rsid="0036b666"/>
    </style:style>
    <style:style style:name="P147" style:family="paragraph" style:parent-style-name="First_20_line_20_indent" style:list-style-name="L19">
      <style:paragraph-properties fo:margin-left="0cm" fo:margin-right="0cm" fo:text-indent="0cm" style:auto-text-indent="false"/>
      <style:text-properties officeooo:rsid="0036b666" officeooo:paragraph-rsid="0036b666"/>
    </style:style>
    <style:style style:name="P148" style:family="paragraph" style:parent-style-name="Heading_20_2">
      <style:text-properties fo:language="ru" fo:country="RU"/>
    </style:style>
    <style:style style:name="P149" style:family="paragraph" style:parent-style-name="Heading_20_2">
      <style:text-properties fo:language="ru" fo:country="RU" officeooo:rsid="0042e052"/>
    </style:style>
    <style:style style:name="P150" style:family="paragraph" style:parent-style-name="Heading_20_2">
      <style:paragraph-properties fo:margin-left="0cm" fo:margin-right="0cm" fo:text-indent="0.499cm" style:auto-text-indent="false"/>
    </style:style>
    <style:style style:name="P151" style:family="paragraph" style:parent-style-name="Text_20_body" style:list-style-name="L1">
      <style:paragraph-properties fo:text-align="justify" style:justify-single-word="false"/>
      <style:text-properties officeooo:paragraph-rsid="00c02239"/>
    </style:style>
    <style:style style:name="P152" style:family="paragraph" style:parent-style-name="Text_20_body" style:list-style-name="L1">
      <style:paragraph-properties fo:text-align="justify" style:justify-single-word="false"/>
      <style:text-properties fo:language="ru" fo:country="RU" officeooo:rsid="0069c7d7" officeooo:paragraph-rsid="00c02239"/>
    </style:style>
    <style:style style:name="P153" style:family="paragraph" style:parent-style-name="Text_20_body" style:list-style-name="L2">
      <style:paragraph-properties fo:text-align="justify" style:justify-single-word="false"/>
      <style:text-properties fo:language="ru" fo:country="RU" officeooo:rsid="0069c7d7" officeooo:paragraph-rsid="00c02239"/>
    </style:style>
    <style:style style:name="P154" style:family="paragraph" style:parent-style-name="Text_20_body" style:list-style-name="L2">
      <style:paragraph-properties fo:text-align="justify" style:justify-single-word="false"/>
      <style:text-properties fo:language="ru" fo:country="RU" officeooo:rsid="006aae44" officeooo:paragraph-rsid="00c02239"/>
    </style:style>
    <style:style style:name="P155" style:family="paragraph" style:parent-style-name="Text_20_body" style:list-style-name="L3">
      <style:text-properties fo:language="ru" fo:country="RU" officeooo:rsid="00ba6cdd" officeooo:paragraph-rsid="00ba6cdd"/>
    </style:style>
    <style:style style:name="P156" style:family="paragraph" style:parent-style-name="Text_20_body" style:list-style-name="L3">
      <style:text-properties fo:language="ru" fo:country="RU" officeooo:rsid="00be751b" officeooo:paragraph-rsid="00be751b"/>
    </style:style>
    <style:style style:name="P157" style:family="paragraph" style:parent-style-name="Text_20_body" style:list-style-name="L8">
      <style:text-properties fo:language="ru" fo:country="RU"/>
    </style:style>
    <style:style style:name="P158" style:family="paragraph" style:parent-style-name="Text_20_body" style:list-style-name="L9">
      <style:text-properties fo:language="ru" fo:country="RU" officeooo:paragraph-rsid="001adbb3"/>
    </style:style>
    <style:style style:name="P159" style:family="paragraph" style:parent-style-name="Text_20_body" style:list-style-name="L10">
      <style:paragraph-properties fo:text-align="justify" style:justify-single-word="false"/>
      <style:text-properties fo:language="ru" fo:country="RU"/>
    </style:style>
    <style:style style:name="P160" style:family="paragraph" style:parent-style-name="Text_20_body" style:list-style-name="L11">
      <style:paragraph-properties fo:text-align="justify" style:justify-single-word="false"/>
      <style:text-properties fo:language="ru" fo:country="RU"/>
    </style:style>
    <style:style style:name="P161" style:family="paragraph" style:parent-style-name="Text_20_body" style:list-style-name="L12">
      <style:paragraph-properties fo:text-align="justify" style:justify-single-word="false"/>
      <style:text-properties fo:language="ru" fo:country="RU"/>
    </style:style>
    <style:style style:name="P162" style:family="paragraph" style:parent-style-name="Text_20_body" style:list-style-name="L4">
      <style:paragraph-properties fo:text-align="justify" style:justify-single-word="false"/>
      <style:text-properties officeooo:rsid="003c8076" officeooo:paragraph-rsid="00b60020"/>
    </style:style>
    <style:style style:name="P163"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164"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165"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166"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67"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68" style:family="paragraph" style:parent-style-name="Text_20_body" style:list-style-name="L14">
      <style:paragraph-properties fo:margin-top="0cm" fo:margin-bottom="0.212cm" style:contextual-spacing="false" fo:text-align="justify" style:justify-single-word="false"/>
      <style:text-properties fo:language="ru" fo:country="RU" officeooo:paragraph-rsid="0016dd81"/>
    </style:style>
    <style:style style:name="P169" style:family="paragraph" style:parent-style-name="Text_20_body" style:list-style-name="L15">
      <style:paragraph-properties fo:margin-top="0cm" fo:margin-bottom="0.212cm" style:contextual-spacing="false" fo:text-align="justify" style:justify-single-word="false"/>
      <style:text-properties fo:language="ru" fo:country="RU" officeooo:rsid="0018c4f4" officeooo:paragraph-rsid="001adbb3"/>
    </style:style>
    <style:style style:name="P170" style:family="paragraph" style:parent-style-name="Text_20_body" style:list-style-name="L16">
      <style:paragraph-properties fo:margin-top="0cm" fo:margin-bottom="0.212cm" style:contextual-spacing="false" fo:text-align="justify" style:justify-single-word="false"/>
      <style:text-properties fo:language="ru" fo:country="RU" officeooo:rsid="002490bc" officeooo:paragraph-rsid="002490bc"/>
    </style:style>
    <style:style style:name="P171" style:family="paragraph" style:parent-style-name="Text_20_body" style:list-style-name="L17">
      <style:paragraph-properties fo:margin-top="0cm" fo:margin-bottom="0.212cm" style:contextual-spacing="false" fo:text-align="justify" style:justify-single-word="false"/>
      <style:text-properties fo:language="ru" fo:country="RU" officeooo:rsid="0035994d" officeooo:paragraph-rsid="0035994d"/>
    </style:style>
    <style:style style:name="P172" style:family="paragraph" style:parent-style-name="Text_20_body" style:list-style-name="L18">
      <style:paragraph-properties fo:margin-top="0cm" fo:margin-bottom="0.212cm" style:contextual-spacing="false" fo:text-align="justify" style:justify-single-word="false"/>
      <style:text-properties officeooo:paragraph-rsid="003354bb"/>
    </style:style>
    <style:style style:name="P17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c075a3" officeooo:paragraph-rsid="00c075a3"/>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ru" fo:country="RU" officeooo:rsid="008011e6"/>
    </style:style>
    <style:style style:name="T44" style:family="text">
      <style:text-properties fo:language="ru" fo:country="RU" officeooo:rsid="00808b14"/>
    </style:style>
    <style:style style:name="T45" style:family="text">
      <style:text-properties fo:language="ru" fo:country="RU" officeooo:rsid="0081d4fd"/>
    </style:style>
    <style:style style:name="T46" style:family="text">
      <style:text-properties fo:language="ru" fo:country="RU" officeooo:rsid="0087a9b7"/>
    </style:style>
    <style:style style:name="T47" style:family="text">
      <style:text-properties fo:language="ru" fo:country="RU" officeooo:rsid="008cfdf6"/>
    </style:style>
    <style:style style:name="T48" style:family="text">
      <style:text-properties fo:language="en" fo:country="US"/>
    </style:style>
    <style:style style:name="T49" style:family="text">
      <style:text-properties fo:language="en" fo:country="US" officeooo:rsid="0067e160"/>
    </style:style>
    <style:style style:name="T50" style:family="text">
      <style:text-properties fo:language="en" fo:country="US" officeooo:rsid="0081d4fd"/>
    </style:style>
    <style:style style:name="T51" style:family="text">
      <style:text-properties fo:language="en" fo:country="US" officeooo:rsid="008458d7"/>
    </style:style>
    <style:style style:name="T52" style:family="text">
      <style:text-properties fo:color="#800000"/>
    </style:style>
    <style:style style:name="T53" style:family="text">
      <style:text-properties fo:color="#800000" fo:language="ru" fo:country="RU"/>
    </style:style>
    <style:style style:name="T54" style:family="text">
      <style:text-properties fo:color="#800000" fo:language="ru" fo:country="RU" officeooo:rsid="0092c137"/>
    </style:style>
    <style:style style:name="T55" style:family="text">
      <style:text-properties style:use-window-font-color="true"/>
    </style:style>
    <style:style style:name="T56" style:family="text">
      <style:text-properties officeooo:rsid="00167d86"/>
    </style:style>
    <style:style style:name="T57" style:family="text">
      <style:text-properties officeooo:rsid="0018c4f4"/>
    </style:style>
    <style:style style:name="T58" style:family="text">
      <style:text-properties officeooo:rsid="003f3519"/>
    </style:style>
    <style:style style:name="T59" style:family="text">
      <style:text-properties fo:color="#ff3333" fo:language="ru" fo:country="RU"/>
    </style:style>
    <style:style style:name="T60" style:family="text">
      <style:text-properties fo:color="#ff3333" officeooo:rsid="0081d4fd"/>
    </style:style>
    <style:style style:name="T61" style:family="text">
      <style:text-properties fo:color="#ff3333" officeooo:rsid="008458d7"/>
    </style:style>
    <style:style style:name="T62" style:family="text">
      <style:text-properties fo:color="#ff3333" officeooo:rsid="00866523"/>
    </style:style>
    <style:style style:name="T63" style:family="text">
      <style:text-properties fo:color="#ff3333" officeooo:rsid="0087a9b7"/>
    </style:style>
    <style:style style:name="T64" style:family="text">
      <style:text-properties officeooo:rsid="004c0973"/>
    </style:style>
    <style:style style:name="T65" style:family="text">
      <style:text-properties officeooo:rsid="0050032e"/>
    </style:style>
    <style:style style:name="T66" style:family="text">
      <style:text-properties officeooo:rsid="00512708"/>
    </style:style>
    <style:style style:name="T67" style:family="text">
      <style:text-properties officeooo:rsid="00536eae"/>
    </style:style>
    <style:style style:name="T68" style:family="text">
      <style:text-properties officeooo:rsid="0057537e"/>
    </style:style>
    <style:style style:name="T69" style:family="text">
      <style:text-properties officeooo:rsid="0057b8d6"/>
    </style:style>
    <style:style style:name="T70" style:family="text">
      <style:text-properties officeooo:rsid="0058940c"/>
    </style:style>
    <style:style style:name="T71" style:family="text">
      <style:text-properties officeooo:rsid="005e28af"/>
    </style:style>
    <style:style style:name="T72" style:family="text">
      <style:text-properties officeooo:rsid="00670d81"/>
    </style:style>
    <style:style style:name="T73" style:family="text">
      <style:text-properties officeooo:rsid="006e63df"/>
    </style:style>
    <style:style style:name="T74" style:family="text">
      <style:text-properties officeooo:rsid="00706e09"/>
    </style:style>
    <style:style style:name="T75" style:family="text">
      <style:text-properties officeooo:rsid="00738d4d"/>
    </style:style>
    <style:style style:name="T76" style:family="text">
      <style:text-properties officeooo:rsid="00769cd4"/>
    </style:style>
    <style:style style:name="T77" style:family="text">
      <style:text-properties officeooo:rsid="0079c144"/>
    </style:style>
    <style:style style:name="T78" style:family="text">
      <style:text-properties officeooo:rsid="007e9387"/>
    </style:style>
    <style:style style:name="T79" style:family="text">
      <style:text-properties officeooo:rsid="008011e6"/>
    </style:style>
    <style:style style:name="T80" style:family="text">
      <style:text-properties officeooo:rsid="0081d4fd"/>
    </style:style>
    <style:style style:name="T81" style:family="text">
      <style:text-properties officeooo:rsid="008458d7"/>
    </style:style>
    <style:style style:name="T82" style:family="text">
      <style:text-properties officeooo:rsid="00866523"/>
    </style:style>
    <style:style style:name="T83" style:family="text">
      <style:text-properties officeooo:rsid="00876de6"/>
    </style:style>
    <style:style style:name="T84" style:family="text">
      <style:text-properties officeooo:rsid="0087995a"/>
    </style:style>
    <style:style style:name="T85" style:family="text">
      <style:text-properties officeooo:rsid="00897359"/>
    </style:style>
    <style:style style:name="T86" style:family="text">
      <style:text-properties officeooo:rsid="0089cd2f"/>
    </style:style>
    <style:style style:name="T87" style:family="text">
      <style:text-properties officeooo:rsid="008b988b"/>
    </style:style>
    <style:style style:name="T88" style:family="text">
      <style:text-properties officeooo:rsid="008cfdf6"/>
    </style:style>
    <style:style style:name="T89" style:family="text">
      <style:text-properties officeooo:rsid="008d51f9"/>
    </style:style>
    <style:style style:name="T90" style:family="text">
      <style:text-properties officeooo:rsid="008dde5c"/>
    </style:style>
    <style:style style:name="T91" style:family="text">
      <style:text-properties officeooo:rsid="00947595"/>
    </style:style>
    <style:style style:name="T92" style:family="text">
      <style:text-properties officeooo:rsid="00964dc0"/>
    </style:style>
    <style:style style:name="T93" style:family="text">
      <style:text-properties officeooo:rsid="009734aa"/>
    </style:style>
    <style:style style:name="T94" style:family="text">
      <style:text-properties officeooo:rsid="009867b9"/>
    </style:style>
    <style:style style:name="T95" style:family="text">
      <style:text-properties officeooo:rsid="009d1b17"/>
    </style:style>
    <style:style style:name="T96" style:family="text">
      <style:text-properties officeooo:rsid="00a039a2"/>
    </style:style>
    <style:style style:name="T97" style:family="text">
      <style:text-properties officeooo:rsid="00a29699"/>
    </style:style>
    <style:style style:name="T98" style:family="text">
      <style:text-properties officeooo:rsid="00a38d07"/>
    </style:style>
    <style:style style:name="T99" style:family="text">
      <style:text-properties officeooo:rsid="00a4cda7"/>
    </style:style>
    <style:style style:name="T100" style:family="text">
      <style:text-properties officeooo:rsid="00a65c99"/>
    </style:style>
    <style:style style:name="T101" style:family="text">
      <style:text-properties officeooo:rsid="00abc88a"/>
    </style:style>
    <style:style style:name="T102" style:family="text">
      <style:text-properties officeooo:rsid="00b27a95"/>
    </style:style>
    <style:style style:name="T103" style:family="text">
      <style:text-properties officeooo:rsid="003c8076"/>
    </style:style>
    <style:style style:name="T104" style:family="text">
      <style:text-properties officeooo:rsid="00c0b155"/>
    </style:style>
    <style:style style:name="T105" style:family="text">
      <style:text-properties officeooo:rsid="00c2b824"/>
    </style:style>
    <style:style style:name="T106" style:family="text">
      <style:text-properties officeooo:rsid="00c6ffca"/>
    </style:style>
    <style:style style:name="T107" style:family="text">
      <style:text-properties officeooo:rsid="00c834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1"/>
      <text:p text:style-name="P15">Оригинал (недоступен, «<text:span text:style-name="T58">спасибо» гуглу</text:span>):</text:p>
      <text:p text:style-name="P13"><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3"/>
      <text:h text:style-name="Heading_20_2" text:outline-level="2">Прочитанные фанфики</text:h>
      <text:p text:style-name="P14"><text:a xlink:type="simple" xlink:href="http://everypony.ru/fanfik-na-dosuge-iskrenne-tvoya">http://everypony.ru/fanfik-na-dosuge-iskrenne-tvoya</text:a></text:p>
      <text:p text:style-name="P14"/>
      <text:p text:style-name="P14"><text:a xlink:type="simple" xlink:href="http://everypony.ru/rasskaz-tysyacha-let-v-odinochestve">http://everypony.ru/rasskaz-tysyacha-let-v-odinochestve</text:a></text:p>
      <text:p text:style-name="P14"><text:a xlink:type="simple" xlink:href="https://darkpony.ru/vechno-moloda">https://darkpony.ru/vechno-moloda</text:a></text:p>
      <text:p text:style-name="P14"><text:a xlink:type="simple" xlink:href="https://darkpony.ru/tvajlajt-sparkl-zavarivaet-chaj/">https://darkpony.ru/tvajlajt-sparkl-zavarivaet-chaj/</text:a></text:p>
      <text:p text:style-name="P17"><text:a xlink:type="simple" xlink:href="http://everypony.ru/instrukciya-po-pravilnomu-shippingu">http://everypony.ru/instrukciya-po-pravilnomu-shippingu</text:a></text:p>
      <text:p text:style-name="P17"><text:a xlink:type="simple" xlink:href="https://darkpony.ru/pastoralnyj-fanfik-pro-krizalis">https://darkpony.ru/pastoralnyj-fanfik-pro-krizalis</text:a></text:p>
      <text:p text:style-name="P17"><text:a xlink:type="simple" xlink:href="http://everypony.ru/kogda-mne-bylo-tridcat">http://everypony.ru/kogda-mne-bylo-tridcat</text:a></text:p>
      <text:p text:style-name="P17"><text:a xlink:type="simple" xlink:href="https://darkpony.ru/samoe-zavetnoe-zhelanie/">https://darkpony.ru/samoe-zavetnoe-zhelanie/</text:a></text:p>
      <text:p text:style-name="P17"><text:a xlink:type="simple" xlink:href="https://darkpony.ru/rent-a-love">https://darkpony.ru/rent-a-love</text:a></text:p>
      <text:p text:style-name="P18"><text:a xlink:type="simple" xlink:href="https://darkpony.ru/rent-a-love-never-ever/">https://darkpony.ru/rent-a-love-never-ever/</text:a></text:p>
      <text:p text:style-name="P18"><text:a xlink:type="simple" xlink:href="http://everypony.ru/fanfik-na-dosuge-princessa-selestiya-nenavidit-chaj">http://everypony.ru/fanfik-na-dosuge-princessa-selestiya-nenavidit-chaj</text:a></text:p>
      <text:p text:style-name="P18"><text:a xlink:type="simple" xlink:href="https://darkpony.ru/to-chto-ty-ne-xochesh-znat/">https://darkpony.ru/to-chto-ty-ne-xochesh-znat/</text:a></text:p>
      <text:p text:style-name="P18"/>
      <text:p text:style-name="P18"><text:a xlink:type="simple" xlink:href="http://everypony.ru/rasskaz-zabiraj">http://everypony.ru/rasskaz-zabiraj</text:a></text:p>
      <text:p text:style-name="P18"><text:a xlink:type="simple" xlink:href="http://stories.everypony.ru/story/32/download/Selestiya_tozhe_lyubit_maffiny.html.zip">http://stories.everypony.ru/story/32/download/Selestiya_tozhe_lyubit_maffiny.html.zip</text:a></text:p>
      <text:p text:style-name="P19"><text:a xlink:type="simple" xlink:href="http://everypony.ru/rasskaz-upavshee-nebo">http://everypony.ru/rasskaz-upavshee-nebo</text:a></text:p>
      <text:p text:style-name="P20"><text:a xlink:type="simple" xlink:href="http://everypony.ru/rasskaz-fabrika-radug">http://everypony.ru/rasskaz-fabrika-radug</text:a></text:p>
      <text:p text:style-name="P20"><text:a xlink:type="simple" xlink:href="http://everypony.ru/rasskaz-po-tu-storonu-radugi">http://everypony.ru/rasskaz-po-tu-storonu-radugi</text:a></text:p>
      <text:p text:style-name="P21"><text:a xlink:type="simple" xlink:href="http://everypony.ru/rasskaz-iz-chego-sostoit-raduga">http://everypony.ru/rasskaz-iz-chego-sostoit-raduga</text:a></text:p>
      <text:p text:style-name="P21"><text:a xlink:type="simple" xlink:href="http://everypony.ru/rasskaz-i-krylyami-svoimi-ya-ukroyu-tebya">http://everypony.ru/rasskaz-i-krylyami-svoimi-ya-ukroyu-tebya</text:a></text:p>
      <text:p text:style-name="P21"><text:a xlink:type="simple" xlink:href="https://darkpony.ru/ksenofiliya/">https://darkpony.ru/ksenofiliya/</text:a></text:p>
      <text:p text:style-name="P22"><text:a xlink:type="simple" xlink:href="https://darkpony.ru/xudozhnik-v-ekvestrii-dobavlena-sedmaya-glava/">https://darkpony.ru/xudozhnik-v-ekvestrii-dobavlena-sedmaya-glava/</text:a></text:p>
      <text:p text:style-name="P22"><text:a xlink:type="simple" xlink:href="https://darkpony.ru/ulybka-aktrisy/">https://darkpony.ru/ulybka-aktrisy/</text:a></text:p>
      <text:p text:style-name="P22"><text:a xlink:type="simple" xlink:href="https://darkpony.ru/liniya-gorizonta/">https://darkpony.ru/liniya-gorizonta/</text:a></text:p>
      <text:p text:style-name="P22"><text:a xlink:type="simple" xlink:href="http://everypony.ru/rasskaz-svet-vo-tme">http://everypony.ru/rasskaz-svet-vo-tme</text:a></text:p>
      <text:p text:style-name="P22"><text:a xlink:type="simple" xlink:href="http://everypony.ru/rasskaz-apollon">http://everypony.ru/rasskaz-apollon</text:a></text:p>
      <text:p text:style-name="P23"><text:a xlink:type="simple" xlink:href="http://everypony.ru/rasskaz-ponifikaciya-stroptivyx">http://everypony.ru/rasskaz-ponifikaciya-stroptivyx</text:a></text:p>
      <text:p text:style-name="P23"><text:soft-page-break/><text:a xlink:type="simple" xlink:href="http://everypony.ru/ponytopia">http://everypony.ru/ponytopia</text:a></text:p>
      <text:p text:style-name="P23"><text:a xlink:type="simple" xlink:href="http://everypony.ru/rasskaz-maxovik-apokalipsisa">http://everypony.ru/rasskaz-maxovik-apokalipsisa</text:a></text:p>
      <text:p text:style-name="P23"><text:a xlink:type="simple" xlink:href="https://darkpony.ru/keksiki-cupcakes/">https://darkpony.ru/keksiki-cupcakes/</text:a></text:p>
      <text:p text:style-name="P24"><text:a xlink:type="simple" xlink:href="https://darkpony.ru/keksiki-reabilitaciya/">https://darkpony.ru/keksiki-reabilitaciya/</text:a></text:p>
      <text:p text:style-name="P24"><text:a xlink:type="simple" xlink:href="https://darkpony.ru/adazhio-dueta-strunnyx-instrumentov/">https://darkpony.ru/adazhio-dueta-strunnyx-instrumentov/</text:a></text:p>
      <text:p text:style-name="P24"><text:a xlink:type="simple" xlink:href="https://darkpony.ru/chto-sluchilos-v-eppldzhek-podarok/">https://darkpony.ru/chto-sluchilos-v-eppldzhek-podarok/</text:a></text:p>
      <text:p text:style-name="P24"><text:a xlink:type="simple" xlink:href="https://darkpony.ru/pz1/">https://darkpony.ru/pz1/</text:a></text:p>
      <text:p text:style-name="P24"/>
      <text:p text:style-name="P25">Обзоры:</text:p>
      <text:p text:style-name="P25"><text:a xlink:type="simple" xlink:href="http://everypony.ru/po-sledam-epizoda-magical-mystery-cure-volshebnoe-tainstvennoe-chudodejstvie">http://everypony.ru/po-sledam-epizoda-magical-mystery-cure-volshebnoe-tainstvennoe-chudodejstvie</text:a></text:p>
      <text:p text:style-name="P25"><text:a xlink:type="simple" xlink:href="http://tabun.everypony.ru/blog/science/75513.html">http://tabun.everypony.ru/blog/science/75513.html</text:a></text:p>
      <text:p text:style-name="P25"/>
      <text:p text:style-name="P25"/>
      <text:h text:style-name="Heading_20_2" text:outline-level="2">Идеи</text:h>
      <text:list xml:id="list4031368818715654368" text:style-name="L1">
        <text:list-item>
          <text:p text:style-name="P151"><text:span text:style-name="T103">добавить детектив </text:span><text:span text:style-name="T23">(реализовано)</text:span><text:span text:style-name="T103">+ магические уроки/трактаты Старсвирла</text:span></text:p>
        </text:list-item>
        <text:list-item>
          <text:p text:style-name="P152">Книги:</text:p>
        </text:list-item>
      </text:list>
      <text:list xml:id="list257588832162369468" text:style-name="L2">
        <text:list-item>
          <text:p text:style-name="P153">«Высшие заклинания в повседневном использовании: от песчинки до дворца»</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
      <text:p text:style-name="P16"/>
      <text:h text:style-name="Heading_20_2" text:outline-level="2">Факты об Эквестрии</text:h>
      <text:list xml:id="list7280387323155693852" text:style-name="L3">
        <text:list-item>
          <text:p text:style-name="P155">Эквестрия существует несколько тысячелетий</text:p>
        </text:list-item>
        <text:list-item>
          <text:p text:style-name="P156">Селестия — переменчивая пони. В одно време не строгая, а в другое может быть такой, что страшно становится</text:p>
        </text:list-item>
        <text:list-item>
          <text:p text:style-name="P155">Около 820-ти лет назад будущий маг Лайтнинг Стар поступил на обучение к наставнику Тииспоту</text:p>
        </text:list-item>
      </text:list>
      <text:p text:style-name="P25"/>
      <text:h text:style-name="Heading_20_2" text:outline-level="2"><text:soft-page-break/>Действующие лица</text:h>
      <text:list xml:id="list972249380104790178" text:style-name="L4">
        <text:list-item>
          <text:p text:style-name="P162">Макс</text:p>
        </text:list-item>
        <text:list-item>
          <text:p text:style-name="P162">Влад</text:p>
        </text:list-item>
        <text:list-item>
          <text:p text:style-name="P162">Нексус</text:p>
        </text:list-item>
        <text:list-item>
          <text:p text:style-name="P162">Селестия</text:p>
        </text:list-item>
        <text:list-item>
          <text:p text:style-name="P162">Луна</text:p>
        </text:list-item>
        <text:list-item>
          <text:p text:style-name="P162">Дискорд</text:p>
        </text:list-item>
        <text:list-item>
          <text:p text:style-name="P162">Твайлайт Спаркл</text:p>
        </text:list-item>
        <text:list-item>
          <text:p text:style-name="P162">Спайк</text:p>
        </text:list-item>
        <text:list-item>
          <text:p text:style-name="P162">Рэрити</text:p>
        </text:list-item>
        <text:list-item>
          <text:p text:style-name="P162">Рэйнбоу Дэш</text:p>
        </text:list-item>
        <text:list-item>
          <text:p text:style-name="P162">Пинки Пай</text:p>
        </text:list-item>
        <text:list-item>
          <text:p text:style-name="P162">Эпплджек</text:p>
        </text:list-item>
        <text:list-item>
          <text:p text:style-name="P162">Флаттершай</text:p>
        </text:list-item>
        <text:list-item>
          <text:p text:style-name="P162">Кимеринн Брэйвкнайт</text:p>
        </text:list-item>
        <text:list-item>
          <text:p text:style-name="P162">Хорст Мэдтроттер</text:p>
        </text:list-item>
        <text:list-item>
          <text:p text:style-name="P162">Калрус Клодвэй</text:p>
        </text:list-item>
        <text:list-item>
          <text:p text:style-name="P162">Алекс</text:p>
        </text:list-item>
        <text:list-item>
          <text:p text:style-name="P162">Ростик</text:p>
        </text:list-item>
        <text:list-item>
          <text:p text:style-name="P162">Стас</text:p>
        </text:list-item>
        <text:list-item>
          <text:p text:style-name="P162">Рома</text:p>
        </text:list-item>
        <text:list-item>
          <text:p text:style-name="P162">Анджела</text:p>
        </text:list-item>
      </text:list>
      <text:p text:style-name="P40"/>
      <text:p text:style-name="P42">Положения</text:p>
      <text:p text:style-name="P42">Сноски</text:p>
      <text:p text:style-name="P42">Сюжет (кратко)</text:p>
      <text:p text:style-name="P42">Сюжет (детально)</text:p>
      <text:p text:style-name="P43">Терра</text:p>
      <text:p text:style-name="P43">Замок принцесс</text:p>
      <text:p text:style-name="P43">Кантерлот</text:p>
      <text:p text:style-name="P43">Рассказ Селестии (“1001 ночь”)</text:p>
      <text:p text:style-name="P43">ЛСД-чаепитие</text:p>
      <text:p text:style-name="P43">Рейд пони-рэйнджеров</text:p>
      <text:p text:style-name="P43">Рейд пони-рэйнджеров-2 (продолжение рейда пони-рэйнджеров)</text:p>
      <text:p text:style-name="P43">Продолжение ЛСД-чаепития</text:p>
      <text:p text:style-name="P43">В библиотеке замка Селестии</text:p>
      <text:p text:style-name="P43"><text:soft-page-break/>Понивилль</text:p>
      <text:p text:style-name="P44">Знакомство с Элементами Гармонии</text:p>
      <text:p text:style-name="P44">Первый сеанс двойного сна. Рэрити</text:p>
      <text:p text:style-name="P44">День с Пинки</text:p>
      <text:p text:style-name="P44">День с Рэйнбоу Дэш</text:p>
      <text:p text:style-name="P44">Сон Рэрити</text:p>
      <text:p text:style-name="P44">Первый сон РД. Рекурсия</text:p>
      <text:p text:style-name="P44">Второй сон РД. Праздник опавших листьев</text:p>
      <text:p text:style-name="P44">Третий сон РД. Fallout</text:p>
      <text:p text:style-name="P44">Четвёртый сон РД. Объединяющий</text:p>
      <text:p text:style-name="P44">Исчезновение Селестии</text:p>
      <text:p text:style-name="P44">Поиск решения</text:p>
      <text:p text:style-name="P44">Поход к замку Принцес-2</text:p>
      <text:p text:style-name="P44">Терра</text:p>
      <text:p text:style-name="P44">Прибытие</text:p>
      <text:p text:style-name="P44">Поиски</text:p>
      <text:p text:style-name="P44">Безнадёжность</text:p>
      <text:p text:style-name="P44">След</text:p>
      <text:p text:style-name="P44">Земля</text:p>
      <text:p text:style-name="P41"/>
      <text:p text:style-name="P44">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2"><text:soft-page-break/>\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text:soft-page-break/>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26">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26"><text:soft-page-break/></text:p>
      <text:p text:style-name="P26"/>
      <text:p text:style-name="P26"/>
      <text:p text:style-name="P26">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text:soft-page-break/>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text:soft-page-break/>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text:soft-page-break/>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text:soft-page-break/>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text:soft-page-break/>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text:soft-page-break/>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text:soft-page-break/>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text:soft-page-break/>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text:soft-page-break/>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text:soft-page-break/>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text:soft-page-break/>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text:soft-page-break/>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text:soft-page-break/>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text:soft-page-break/>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text:soft-page-break/>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text:soft-page-break/>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text:soft-page-break/>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text:soft-page-break/>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text:soft-page-break/>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text:soft-page-break/>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text:soft-page-break/>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text:soft-page-break/>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text:soft-page-break/>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text:soft-page-break/>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text:soft-page-break/>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text:soft-page-break/>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text:soft-page-break/>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text:soft-page-break/>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text:soft-page-break/>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text:soft-page-break/>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text:soft-page-break/>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text:soft-page-break/>"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text:soft-page-break/>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text:soft-page-break/>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text:soft-page-break/>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text:soft-page-break/>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text:soft-page-break/>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text:soft-page-break/>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text:soft-page-break/>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text:soft-page-break/>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text:soft-page-break/>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oft-page-break/><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text:soft-page-break/>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text:soft-page-break/>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7">javascript"&gt;DOCS_modelChunk = [{"ty":"is","s":"– Ну хорошо, продолжу. “Как успехи в поисках принцессы Селестии? Пиши нам, пожалуйста, побольше. Ты так и</text:p>
      <text:p text:style-name="P28">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8">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8"><text:soft-page-break/>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8">ется вовсю, пока мы тут ночей не спим. А ну дай-ка…\nЭпплджек выхватила листок и начала править текст.\n– Так… Так… И вот так! Теперь порядок! – Эпплдже</text:p>
      <text:p text:style-name="P28">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8">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8">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8">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8">.\n– “Надеюсь, ты скоро найдёшь нашу принцессу.” – продолжила Флаттершай. – “Потому что нам её искать плохо получается. Макс долго искал и, наконец, наш</text:p>
      <text:p text:style-name="P28">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8">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8">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8">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8"><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8">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8">же о Гарри.\n– Что-то мне это напоминает.\n– Что?\n– То, что с Максом происходит в последнее время. Стоит ему нос из дому высунуть - как на него свалива</text:p>
      <text:p text:style-name="P28">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8">жей! \n– Лучше бы он от нас просто отстал. Мы ему ничего плохого не сделали. – вздохнула Флаттершай и продолжила. – “Надеюсь, у тебя всё хорошо? Ты так</text:p>
      <text:p text:style-name="P28">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8"><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8">л снеговик — он съехал на него с пригорка и Макс еле вырвался.”\n– Агась, вырвался бы он, если бы не я. Дай-ка сюда письмо...\n– “...хорошо, что рядом б</text:p>
      <text:p text:style-name="P28">ыла Эпплджек и спасла его...”. – Так годится?\n– Пожалуй, да.\n– Хорошо. – “В общем, приезжай скорее. Так хочется, чтоб мы снова были вместе и чтобы все</text:p>
      <text:p text:style-name="P28"><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8">. Напиши просто: “Успехов в поисках и до ОЧЕНЬ скорой встречи у коридора”. Написала? Ну <text:soft-page-break/>отлично. Теперь набери его <text:s/>и пошли емейлом. И помоги мне потом</text:p>
      <text:p text:style-name="P28">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8">Твоя Флатти”.\n– Да-да, я мигом! – Девушка схватила листок бумаги и помчалась к ноутбуку.\n\nОзарение\n\n\u003cФлаттершай смотрит млп и говорит - всё не</text:p>
      <text:p text:style-name="P28"><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8">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8"/>
      <text:p text:style-name="P27"/>
      <text:p text:style-name="P28"/>
      <text:h text:style-name="P150" text:outline-level="2">Озарение</text:h>
      <text:p text:style-name="P27">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1520856086306740764" text:style-name="L5">
        <text:list-item>
          <text:p text:style-name="P163">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9118506346330014728" text:style-name="L6">
        <text:list-item>
          <text:p text:style-name="P164">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64">Ну хорошо. Убедила. В конце-концов, можем поступить так. Вы с Флатти вернётесь обратно а я продолжу поиски здесь.</text:p>
        </text:list-item>
        <text:list-item>
          <text:p text:style-name="P164">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64">Вы можете связываться со мной раз в месяц по коридору.</text:p>
        </text:list-item>
        <text:list-item>
          <text:p text:style-name="P164">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64">Ну, не раз в месяц <text:span text:style-name="T4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8">Эпплджек недоверчиво хмыкнула.</text:p>
      <text:list xml:id="list8498004726511986711" text:style-name="L7">
        <text:list-item>
          <text:p text:style-name="P165">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65"><text:soft-page-break/>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65">Конечно оставаться. Кто ещё, кроме нас, может найти её?</text:p>
        </text:list-item>
        <text:list-item>
          <text:p text:style-name="P165">Я думал, ты не сможешь оставить Энджела и всех остальных надолго.</text:p>
        </text:list-item>
        <text:list-item>
          <text:p text:style-name="P165">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66">Извини, Флаттершай, забылся.</text:p>
        </text:list-item>
        <text:list-item>
          <text:p text:style-name="P166">Та ладно, я ж не против, – возразила Эпплджек. – Не парься, Флатти. Было б хуже, если б он <text:s/>назвал меня Эпплджек на людях.</text:p>
        </text:list-item>
        <text:list-item>
          <text:p text:style-name="P166">Ты так... – запнулась Флаттершай. – Так быстро забыла свою ферму. И...</text:p>
        </text:list-item>
        <text:list-item>
          <text:p text:style-name="P166">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66">Как ты можешь так говорить? – расплакалась Флаттершай.</text:p>
        </text:list-item>
        <text:list-item>
          <text:p text:style-name="P166">Эй, девушки, не ссорьтесь! Мы — одна команда! И надеюсь, останемся ею и в дальнейшем. </text:p>
          <text:p text:style-name="P16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66">А если нет? – Эпплджек смотрела мне мне прямо в глаза.</text:p>
          <text:p text:style-name="P166">Я молча пожал плечами. Эпплджек уверенно продолжила.</text:p>
        </text:list-item>
        <text:list-item>
          <text:p text:style-name="P166">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166">Спасибо, ЭйДжей.</text:p>
        </text:list-item>
        <text:list-item>
          <text:p text:style-name="P166">Я об Эквестрии беспокоюсь. – ворчливо отозвалась Эпплджек. – Надо разобраться с этой ерундой наконец-то. И я чертовски намерена это сделать.</text:p>
          <text:p text:style-name="P166">Флаттершай пробормотала нечто, показавшееся мне знакомым.</text:p>
        </text:list-item>
        <text:list-item>
          <text:p text:style-name="P166">Флатти, ты что-то сказала? Я не расслышал.</text:p>
        </text:list-item>
        <text:list-item>
          <text:p text:style-name="P166">Намерение Изменяет Реальность.</text:p>
        </text:list-item>
        <text:list-item>
          <text:p text:style-name="P166">Эээ. А где ты слышала эту фразу, если не секрет?</text:p>
        </text:list-item>
        <text:list-item>
          <text:p text:style-name="P166">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66">У меня как будто вспыхнула лампочка в мозгу. Кирпичики быстро выстраивались в целостную картину. Я ринулся в прихожую.</text:p>
        </text:list-item>
        <text:list-item>
          <text:p text:style-name="P166">Флатти, ЭйДжей, буду через час. Ждите!</text:p>
        </text:list-item>
      </text:list>
      <text:p text:style-name="P28"/>
      <text:h text:style-name="P148" text:outline-level="2"><text:soft-page-break/>Почти.</text:h>
      <text:p text:style-name="P31">В офисе меня встретил лыбящийся Стас.</text:p>
      <text:p text:style-name="P31">–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1">Я уставился на Стаса и он, захлёбываясь от торопливости, начал <text:span text:style-name="T48">рассказывать</text:span>.</text:p>
      <text:p text:style-name="P3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8">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1">– Ты его уничтожил?</text:p>
      <text:p text:style-name="P31">– Кого?</text:p>
      <text:p text:style-name="P31">– Этический модуль. Селестию.</text:p>
      <text:p text:style-name="P3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1">– Ты его уничтожил?</text:p>
      <text:p text:style-name="P3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1">– То есть, на владовском домашнем компьютере модуль работает и дальше?</text:p>
      <text:p text:style-name="P31">– Ага. К нему-то у меня доступа нету. Но в кластер к Нексусу он больше не пролезет.</text:p>
      <text:p text:style-name="P31">– Спасибо, Стас. Ты молодец.</text:p>
      <text:p text:style-name="P31">Ниточка, чуть было не прервавшаяся в офисе, повела в квартиру Влада.</text:p>
      <text:p text:style-name="P31"/>
      <text:h text:style-name="P149" text:outline-level="2">Дискорд</text:h>
      <text:p text:style-name="Text_20_body"/>
      <text:p text:style-name="P38">Девушки поспешно собирались, пока я растолковывал им задачу.</text:p>
      <text:list xml:id="list7616851921454761078" text:style-name="L8">
        <text:list-item>
          <text:p text:style-name="P157">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57">Это тот твой приятель, который разбился с полгода назад? – спросила Эпплджек.</text:p>
        </text:list-item>
      </text:list>
      <text:list xml:id="list8111935708381650974" text:style-name="L9">
        <text:list-item>
          <text:p text:style-name="P158">Да, это он.</text:p>
        </text:list-item>
        <text:list-item>
          <text:p text:style-name="P158">А как мы попадём в его квартиру? Там сейчас кто-то живёт? – Флаттершай прыгала на одной ноге, натягивая кед.</text:p>
        </text:list-item>
        <text:list-item>
          <text:p text:style-name="P158">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text:soft-page-break/>должно.</text:p>
        </text:list-item>
      </text:list>
      <text:p text:style-name="P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9">В гараже я обошёл старый верный <text:span text:style-name="T48">Nissan Navara</text:span> и направился к маленькому электрическому <text:span text:style-name="T48">Eva. </text:span>Для того, чтоб не привлекать внимание, самое оно. <text:s/><text:span text:style-name="T4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8">&gt;</text:span></text:p>
      <text:p text:style-name="P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8">&lt;</text:span>Плохо написано!<text:span text:style-name="T48">&gt;</text:span></text:p>
      <text:p text:style-name="P39">Я поднёс брелок пропуска к домофону, но дверь подъезда не открылась. Замигала красная лампочка и зажужжал зуммер.</text:p>
      <text:p text:style-name="P39">Я выругался.</text:p>
      <text:list xml:id="list3540986094479368115" text:style-name="L10">
        <text:list-item>
          <text:p text:style-name="P159">Макс, что случилось? У нас проблемы?</text:p>
        </text:list-item>
        <text:list-item>
          <text:p text:style-name="P159">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449855173853337297" text:style-name="L11">
        <text:list-item>
          <text:p text:style-name="P160">Так что, будем ломать дверь? – Эпплджек критически осмотрелась, подмечая бабулек на лавочке и зевак во внутреннем скверике.</text:p>
        </text:list-item>
      </text:list>
      <text:list xml:id="list6006302391586309395" text:style-name="L12">
        <text:list-item>
          <text:p text:style-name="P161">Нет нужды. Лучше станьте-ка сзади меня так, чтобы заслонить от этих бабулек и от вооон той камеры наблюдения.</text:p>
        </text:list-item>
      </text:list>
      <text:list xml:id="list1381045595420756415" text:style-name="L13">
        <text:list-header>
          <text:p text:style-name="P16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56">посторонних</text:span>, будем действовать аккуратнее.</text:p>
        </text:list-header>
      </text:list>
      <text:p text:style-name="P31">Я достал из внутреннего кармана куртки короткий <text:span text:style-name="T56">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1">Раздался лёгкий «кряк» и дверь подалась.</text:p>
      <text:list xml:id="list4804647470092830230" text:style-name="L14">
        <text:list-item>
          <text:p text:style-name="P168">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7">По моему опыту работы в “аквариуме” я знаю, что, к</text:span>ак правило, за <text:span text:style-name="T57">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text:soft-page-break/>изнутри.</text:p>
      <text:p text:style-name="P36"><text:span text:style-name="T5">Компьютер</text:span> стоял там же, где и обычно <text:span text:style-name="T1">— в личном кабинете Влада на столе у окна.</text:span></text:p>
      <text:list xml:id="list7884372361997944680" text:style-name="L15">
        <text:list-item>
          <text:p text:style-name="P169">Макс, тут окно разбито! И верёвка какая-то висит. – крикнула Флаттершай из кухни.</text:p>
        </text:list-item>
        <text:list-item>
          <text:p text:style-name="P169">Оставь, Флатти, не сейчас! – отмахнулся я.</text:p>
        </text:list-item>
      </text:list>
      <text:p text:style-name="P71">Лампочка питания н<text:span text:style-name="T66">а</text:span> <text:span text:style-name="T66">ноутбуке</text:span> горела, <text:s/>но <text:span text:style-name="T66">подключенный </text:span>монитор оставался тёмным. Я постучал по пробелу, но безрезультатно.</text:p>
      <text:list xml:id="list3041591497880972128" text:style-name="L16">
        <text:list-item>
          <text:p text:style-name="P170">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70">Монитор выключен. – <text:s/>раздалось из угла. Кресло с высокой спинкой повернулось, открыв нашим взорам Дискорда. </text:p>
        </text:list-item>
      </text:list>
      <text:p text:style-name="P60"><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6">Он приподнял панамку, дурашливо здороваясь.</text:p>
      <text:list xml:id="list1105922609152672361" text:style-name="L17">
        <text:list-item>
          <text:p text:style-name="P171">Оп-па! – пробормотала Эпплджек. – Нежданчик!</text:p>
        </text:list-item>
      </text:list>
      <text:list xml:id="list6431107193984700418" text:style-name="L18">
        <text:list-item>
          <text:p text:style-name="P172"><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43"><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44"><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45">Видишь ли, дорогая Эй-Джей, я с самого начала знал, где находится наша уважаемая принцесса, <text:span text:style-name="T66">а времени в обрез, так что</text:span>...</text:p>
        </text:list-item>
      </text:list>
      <text:p text:style-name="P79">В проёме дверей появилась Флаттершай.</text:p>
      <text:list xml:id="list1371820761089284988" text:style-name="L19">
        <text:list-item>
          <text:p text:style-name="P146">С кем это вы тут разговариваете?</text:p>
          <text:p text:style-name="P147"><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8"><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74">– Жанна, Флатти, хватайте <text:span text:style-name="T66">ноут</text:span> и на выход! Я с ним разберусь! Не теряйте вре...!</text:p>
      <text:p text:style-name="P72"><text:span text:style-name="T1">– Т</text:span><text:span text:style-name="T12">Ы</text:span><text:span text:style-name="T1"> </text:span><text:span text:style-name="T12">ИДИО</text:span><text:span text:style-name="T1">...!!!</text:span></text:p>
      <text:p text:style-name="P75">Дискорд <text:s/>зорал одновременно со мной, прикрываясь от меня руками, когда раздался оглушительный</text:p>
      <text:p text:style-name="P75">...</text:p>
      <text:p text:style-name="P77">БАХ!!!</text:p>
      <text:p text:style-name="P76">…</text:p>
      <text:p text:style-name="P73"><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5">На лице Дискорда появилось удивлённо-мечтательное выражение и он вырубился.</text:p>
      <text:p text:style-name="P45"><text:soft-page-break/></text:p>
      <text:h text:style-name="Heading_20_2" text:outline-level="2">Селестия</text:h>
      <text:p text:style-name="P58"/>
      <text:p text:style-name="P59">Включенный монитор показал схематическое изображение Селестиии, </text:p>
      <text:p text:style-name="P61">&gt;\<text:span text:style-name="T1">Привет, Селестия. Это Макс. Как себя чувствуешь?</text:span></text:p>
      <text:p text:style-name="P61">&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9"/>
      <text:p text:style-name="P62">&gt;\<text:span text:style-name="T1">Я рад, что нашёл тебя, Тия.</text:span></text:p>
      <text:p text:style-name="P62">&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44">К</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3">&gt;\<text:span text:style-name="T1">Тия, я сейчас подключу микрофон и колонки, и мы сможем общаться более удобно.</text:span></text:p>
      <text:p text:style-name="P47">…</text:p>
      <text:p text:style-name="P47">– Привет опять. Как ты меня слышишь?</text:p>
      <text:p text:style-name="P63"><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64">–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65"><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8">– Кто тут? Макс, кто ещё с тобой?</text:p>
      <text:p text:style-name="P65"><text:span text:style-name="T1">– Со мной Эпплджек и Флаттершай. Мы пришли сюда полгода </text:span>&lt;<text:span text:style-name="T5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6">– <text:span text:style-name="T1">Девочки? Я рада вас слышать. А Твайлайт нет рядом?</text:span></text:p>
      <text:p text:style-name="P67"><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7"><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7"><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9">– Ноутбук — так называется место, где я нахожусь сейчас? <text:span text:style-name="T66">А к</text:span>то это мычит?</text:p>
      <text:p text:style-name="P49">– Да, <text:span text:style-name="T66">ноут — </text:span>это такая тюрьма, которая... ммм... прекратит своё существование в Эквестрии <text:span text:style-name="T64">достаточно</text:span> быстро. Вместе с тобой. Мычит таки Дискорд. У него во рту кляп.</text:p>
      <text:p text:style-name="P68"><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70"><text:span text:style-name="T18">– </text:span><text:span text:style-name="T27">Мы связали его. </text:span><text:span text:style-name="T1">Он нас предал. И тебя. И Эквестрию. Всех.</text:span></text:p>
      <text:p text:style-name="P69"><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50">Я начал рассказывать о своих догадках, <text:span text:style-name="T67">и</text:span> непонимающее выражение <text:span text:style-name="T65">на лицах девушек </text:span>сменилось <text:soft-page-break/><text:span text:style-name="T67">удивлением.</text:span></text:p>
      <text:p text:style-name="P51">– Н<text:span text:style-name="T67">ифигасе!</text:span> – Эпплджек <text:span text:style-name="T69">уставилась на Дискорда</text:span>. – <text:span text:style-name="T67">Никогда бы не догадалась! Он</text:span>, конечно, пиз<text:span text:style-name="T48">#</text:span>обол и распи<text:span text:style-name="T48">#</text:span>дяй, но <text:span text:style-name="T67">чтоб</text:span> предатель... <text:span text:style-name="T67">Я о таком и не думала даже.</text:span></text:p>
      <text:p text:style-name="P52"><text:span text:style-name="T66">– </text:span>А зачем тогда ты <text:span text:style-name="T71">приложила</text:span> его книгой? – непонимающе уставился я на неё.</text:p>
      <text:p text:style-name="P52">– Потому что ты напал на него. Я и подумала — тебе виднее. И помогла.</text:p>
      <text:p text:style-name="P53">Флаттершай <text:span text:style-name="T68">отрицающе мотнула головой.</text:span></text:p>
      <text:p text:style-name="P54"><text:span text:style-name="T68">– </text:span>Не может Дискорд быть предателем. Он мой друг.</text:p>
      <text:p text:style-name="P54">Дискорд благодарственно замычал и закивал головой.</text:p>
      <text:p text:style-name="P5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7">Дискорд завёл глаза на лоб и обречённо завыл.</text:p>
      <text:p text:style-name="P55">– Макс, постой. Дай мне поговорить с ним. <text:span text:style-name="T70">– сказала Селестия. – Не могу поверить, что Дискорд на такое пошёл.</text:span></text:p>
      <text:p text:style-name="P57"><text:span text:style-name="T70">– </text:span>Ну хорошо. Поговори. Послушаем, что он скажет.</text:p>
      <text:p text:style-name="P57">Я красноречиво <text:span text:style-name="T72">покачал</text:span> кулак <text:span text:style-name="T72">перед его носом </text:span>и вытащил кляп.</text:p>
      <text:p text:style-name="P57">...</text:p>
      <text:p text:style-name="P80"><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81"><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49">— </text:span><text:span text:style-name="T29">получишь кляп обратно.</text:span></text:p>
      <text:p text:style-name="P82"><text:span text:style-name="T1">– Это я-то устраиваю цирк?!! Д</text:span><text:span text:style-name="T45">А</text:span><text:span text:style-name="T1"> </text:span><text:span text:style-name="T45">ТЫ</text:span><text:span text:style-name="T1"> НА СЕБЯ ПОСМОТРИ, </text:span><text:span text:style-name="T45">КЛОУН</text:span><text:span text:style-name="T1">!!! </text:span><text:span text:style-name="T30">На людей кидаешься, ч</text:span><text:span text:style-name="T1">ашками бросаешься, вон, мне нос разбил! Дерёшься...</text:span></text:p>
      <text:p text:style-name="P83">Я угрожающе поднёс тряпку к лицу Дискорда.</text:p>
      <text:p text:style-name="P82"><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84">– Ой-ёй-ёй, как я испугался! – передразнил меня Дискорд. – Ещё одно слово в таком тоне, <text:span text:style-name="T80">и я таки заткнусь окончательно,</text:span> и никто никуда не уйдёт. Ни в какую Эквестрию....</text:p>
      <text:p text:style-name="P84">Дискорд демонстративно закрыл рот и посвистывая уставился в потолок.</text:p>
      <text:p text:style-name="P85"><text:span text:style-name="T78">Р</text:span>азговор зашёл в тупик.</text:p>
      <text:p text:style-name="P116"/>
      <text:p text:style-name="P124">На мониторе высветился текст:</text:p>
      <text:p text:style-name="P116">&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25"/>
      <text:p text:style-name="P126">Из колонок послышался лёгкий шорох.</text:p>
      <text:p text:style-name="P86">– <text:span text:style-name="T74">Дик</text:span>, сейчас не время для ссор. <text:span text:style-name="T73">– голос Селестии был мягким, но настойчивым. – Мы в одной лодке.</text:span></text:p>
      <text:p text:style-name="P87"><text:span text:style-name="T73">– </text:span>Тебе легко говорить! Тебе не разбивали нос и не оскорбляли угрозами!</text:p>
      <text:p text:style-name="P87">– Ты должен понимать, что у Макса были все основания так себя вести. Твоё поведение вызвало <text:soft-page-break/>подозрения у него, ведь он мало тебя знает. </text:p>
      <text:p text:style-name="P87">К уговорам Селестии присоединилась Флаттершай.</text:p>
      <text:p text:style-name="P87">– Дискорд, миленький, прости его. <text:span text:style-name="T75">Макс хороший. Он просто не знал, что ты тоже хороший...</text:span></text:p>
      <text:p text:style-name="P88">У Дискорда покраснели уши и он засмущался <text:span text:style-name="T76">и заворчал</text:span>.</text:p>
      <text:p text:style-name="P92">– Ну ладно, чего <text:span text:style-name="T76">уж </text:span>там. Успокойтесь... <text:span text:style-name="T76">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span></text:p>
      <text:p text:style-name="P93"><text:span text:style-name="T76">Я </text:span>пропустил «дятла» мимо ушей.</text:p>
      <text:p text:style-name="P137">– <text:span text:style-name="T1">Короче, </text:span><text:span text:style-name="T47">если вкратце, </text:span><text:span text:style-name="T1">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89"/>
      <text:p text:style-name="P138"><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38"><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39"><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45">Ну и дорога всё-таки проторенная, что немаловажно.</text:span></text:p>
      <text:p text:style-name="P139"><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90">***</text:p>
      <text:p text:style-name="P140"><text:span text:style-name="T77">&lt;</text:span><text:span text:style-name="T37">сюда можно вставить похождения Дискорда — </text:span><text:span text:style-name="T46">вторая неопубликованная глава. Первая — секс с Селестией</text:span><text:span text:style-name="T77">&gt;</text:span></text:p>
      <text:p text:style-name="P91">***</text:p>
      <text:p text:style-name="P91"/>
      <text:p text:style-name="P123"><text:span text:style-name="T32">– </text:span><text:span text:style-name="T1">Развяжите мне, наконец, руки! Или хотя бы одну. </text:span><text:span text:style-name="T45">П</text:span><text:span text:style-name="T1">лечами </text:span><text:span text:style-name="T43">ж</text:span><text:span text:style-name="T1">естикулировать неудобно.... </text:span></text:p>
      <text:p text:style-name="P127">Я развязал Дискорду левую руку.</text:p>
      <text:p text:style-name="P119"><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45">Кому это могло быть выгодно? </text:span><text:span text:style-name="T85">(</text:span><text:span text:style-name="T45">Кроме тебя – додумал я</text:span><text:span text:style-name="T80">)</text:span><text:span text:style-name="T45">.</text:span></text:p>
      <text:p text:style-name="P122"><text:span text:style-name="T41">Д</text:span><text:span text:style-name="T1">искорд принялся разминать затёкшее запястье.</text:span></text:p>
      <text:p text:style-name="P118"><text:span text:style-name="T40">– </text:span><text:span text:style-name="T41">В том-то и </text:span><text:span text:style-name="T45">штука</text:span><text:span text:style-name="T41">,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text:span><text:span text:style-name="T43">же</text:span><text:span text:style-name="T41">, как только прочитал </text:span><text:span text:style-name="T38">это ваше письмо. – Дискорд посмотрел на Флаттершай.</text:span></text:p>
      <text:p text:style-name="P120"><text:soft-page-break/><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121"><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127">Флаттершай покрылась пунцовыми пятнами.</text:p>
      <text:p text:style-name="P127">– Я... Мы... – тут она совсем стушевалась.</text:p>
      <text:p text:style-name="P117"><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128">Дискорд уставился на неё долгим взглядом, а потом хлопнул себя по лбу.</text:p>
      <text:p text:style-name="P129">– Аааа, <text:span text:style-name="T79">ну да, </text:span>совсем забыл!!! <text:span text:style-name="T78">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text:span text:style-name="T51">&lt;</text:span><text:span text:style-name="T61">упомянуть, что Дискорд учился играть на гитаре в Эквестрии — брал уроки у Рэйнбоу</text:span><text:span text:style-name="T51">&gt;</text:span><text:span text:style-name="T78">).</text:span><text:span text:style-name="T48"> </text:span><text:span text:style-name="T80">То есть, эквестрийские полгода немного короче местных...</text:span><text:span text:style-name="T50">&lt;</text:span><text:span text:style-name="T60">Тогда и возвращение Макса из Эквестрии тоже должно быть не через мгновение после исхода Макса, а через реальные полгода — </text:span><text:span text:style-name="T62">НО ТОГДА НЕПОНЯТНО, как он без проблем вернулся на работу </text:span><text:span text:style-name="T63">после полугода отсутствия</text:span><text:span text:style-name="T62">???</text:span><text:span text:style-name="T50">&gt;</text:span></text:p>
      <text:p text:style-name="P130">– И что? – продолжила его мысль Эпплджек.</text:p>
      <text:p text:style-name="P130">– Эквестрийские полгода <text:span text:style-name="T82">КО</text:span>-<text:span text:style-name="T82">РО</text:span>-<text:span text:style-name="T82">ЧЕ</text:span> местных. – С нажимом повторил Дискорд. – По моим подсчётам, на два дня.</text:p>
      <text:p text:style-name="P130">– <text:span text:style-name="T81">И</text:span>?!! – До меня уже дошло, но Эпплджек продолжала тупить.</text:p>
      <text:p text:style-name="P130">– Короче, времени у нас осталось что-то около пятнадцати минут. Или около того. – Заявил Дискорд, поднеся к глазам <text:span text:style-name="T83">запястье с массивными часами</text:span>.</text:p>
      <text:p text:style-name="P131">– СКОЛЬКО??? – воскликнули хором я и девушки.</text:p>
      <text:p text:style-name="P132">Дискорд открыл <text:span text:style-name="T84">было </text:span>рот, но его слова заглушил звонок в дверь.</text:p>
      <text:p text:style-name="P133">– ОТКРОЙТЕ, ПОЛИЦИЯ! Вам даётся полминуты, чтобы открыть дверь. Через тридцать секунд дверь будет выбита!</text:p>
      <text:p text:style-name="P133">Несколько мгновений мы стояли молча, ошалело переглядываясь друг с другом. Потом я бросился к окну. У подъезда стояло три машины с включенными мигалками. <text:span text:style-name="T88">Или охрана таки заметила наши манёвры у двери подъезда, или Влад таки установил себе сигнализацию в последний момент.</text:span></text:p>
      <text:p text:style-name="P136"><text:span text:style-name="T88">М</text:span>ассаракш!</text:p>
      <text:p text:style-name="P133">– На крышу!!! Через окно на кухне! – зашипел Дискорд, отчаянно дёргая узлы свободной рукой.</text:p>
      <text:p text:style-name="P135">Эпплджек, одной рукой сгребя в охапку ноутбук, второй увлекая Флаттершай, кинулась на кухню.</text:p>
      <text:p text:style-name="P134">– А толку? Куда мы с крыши денемся? – спросил я <text:span text:style-name="T86">растерянно</text:span>. <text:span text:style-name="T88">Дискорд только раздражённо зарычал в ответ.</text:span></text:p>
      <text:p text:style-name="P94">Дверь содрогнулась от мощного удара. <text:span text:style-name="T87">Послышался стук падающей штукатурки. Я сломя голову кинулся на кухню.</text:span></text:p>
      <text:p text:style-name="P95">– Развяжи меня, идиот!!! – гаркнул <text:span text:style-name="T97">вдогонку </text:span>Дискорд.</text:p>
      <text:p text:style-name="P96">Я вернулся и <text:span text:style-name="T89">попытался разрезать петли складным ножом. Нож соскальзывал с синтетических волокон. Дискорд ругнулся сквозь зубы и, вырвав нож у меня из рук</text:span>, <text:span text:style-name="T89">стал пилить узлы сам.</text:span></text:p>
      <text:p text:style-name="P97"><text:span text:style-name="T89">– </text:span>Д<text:span text:style-name="T90">авай</text:span> на крышу! Я догоню! – рявкнул он, освобождая вторую руку.</text:p>
      <text:p text:style-name="P96"><text:span text:style-name="T89">От второго удара дверная коробка крякнула и наполовину въехала в коридор.</text:span> </text:p>
      <text:p text:style-name="P96"><text:span text:style-name="T89">Я бросился на кухню, по пути защёлкнув </text:span>двер<text:span text:style-name="T88">ь</text:span> в прихожу<text:span text:style-name="T90">ю</text:span>. Хоть она и сделана практически из картона, но <text:span text:style-name="T88">на </text:span>пять-десять секунд преследователей <text:span text:style-name="T88">всё же</text:span> задержит.</text:p>
      <text:p text:style-name="P98"><text:soft-page-break/>Верёвка в кухонном окне дёргалась от движений лезущих по ней Флатти и Эпплджек. Я словил её рукой и стал на подоконник.</text:p>
      <text:p text:style-name="P98">Чёрт!</text:p>
      <text:p text:style-name="P99">Как Эпплджек и, тем более, Флаттершай, смогли вообще воспользоваться ею? Меня начало мутить от одного взгляда вниз. <text:span text:style-name="T93">Кусок стекла соскользнул с подоконника и исчез, вертясь и сверкая, в шестнадцатиэтажной бездне. </text:span>А если верёвка порвётся? <text:span text:style-name="T93">Или у меня не хватит сил, чтобы преодолеть десять метров каната, болтающегося в пропасти?</text:span></text:p>
      <text:p text:style-name="P106">Но нет, триста тысяч чертей, раз девушки смогли – я тоже смогу!</text:p>
      <text:p text:style-name="P100">Я посмотрел вверх, где <text:span text:style-name="T91">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span></text:p>
      <text:p text:style-name="P101"><text:span text:style-name="T91">Д</text:span>искорд, спускаясь с крыши в квартиру, не предполагал, <text:span text:style-name="T92">что </text:span>по верёвке придётся залазить вверх. Наверняка он рассчитывал открыть изнутри дверь и выйти через лестницу. <text:span text:style-name="T94">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span></text:p>
      <text:p text:style-name="P102"><text:span text:style-name="T94">Я </text:span>успел <text:span text:style-name="T95">сократить расстояние до Эпплджек наполовину, когда девушки нашли решение.</text:span></text:p>
      <text:p text:style-name="P103">Флаттершай подобралась к нижнему краю парапета как можно ближе, подтянув <text:span text:style-name="T96">колени</text:span> к рукам. Эпплджек <text:span text:style-name="T96">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span></text:p>
      <text:p text:style-name="P104">У меня перехватило дыхание от опасности ситуации. Порывы ветра трепали блузку Флатти, пытаясь сбросить её с ненадёжной опоры. Но она положила <text:span text:style-name="T104">локти</text:span> на край парапета, подтянулась на них и <text:span text:style-name="T98"><text:s/>скрылась за бетонным бортиком, перевалившись через край.</text:span></text:p>
      <text:p text:style-name="P105">Я выдохнул.</text:p>
      <text:p text:style-name="P105">Флатт<text:span text:style-name="T100">ершай </text:span>вновь появилась над бортиком. Она наклонилась вниз и протянула руку. Эпплджек попыталась передать ей ноутбук, <text:span text:style-name="T99">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span></text:p>
      <text:p text:style-name="P108"><text:span text:style-name="T99">Я к этому времени </text:span>успел приблизиться к ней на расстояние в половину своего роста. Когда <text:span text:style-name="T101">Эпплджек, прижав ноутбук к груди, съехала ко мне, я покрепче сжал ногами верёвку, обнял её сгибом локтя и перехватил Эпплджек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изо всех си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span></text:p>
      <text:p text:style-name="P111">Чёрт! Чёрт! Чёрт! <text:span text:style-name="T104">Чёрт!</text:span></text:p>
      <text:p text:style-name="P111">Бля!!!...</text:p>
      <text:p text:style-name="P109"><text:span text:style-name="T104">Верёвка закончилась, а вместе с ней прекратилась </text:span>и боль в сожжёных суставах. Наконец-то у меня появилось время для паники. <text:span text:style-name="T102">Я обнял Эпплджек покрепче, закрыл глаза и приготовился...</text:span></text:p>
      <text:p text:style-name="P109"/>
      <text:h text:style-name="Heading_20_2" text:outline-level="2"><text:soft-page-break/><text:span text:style-name="T102">Н</text:span>азад, в Эквестрию</text:h>
      <text:p text:style-name="P109"/>
      <text:p text:style-name="P110"><text:span text:style-name="T99">Д</text:span>олго паниковать не пришлось. </text:p>
      <text:p text:style-name="P112">Я почувствовал сильный рывок за шиворот и захват поперёк груди. </text:p>
      <text:p text:style-name="P173">– ОТПУСТИ ДЕВЧОНКУ!!! – загрохотало мне в ухо. Я открыл глаза.</text:p>
      <text:p text:style-name="P113">Перед носом плавными рывками уходили вниз окна этажей. Порывы вихрей от <text:span text:style-name="T105">взмахов </text:span>перепончатых крыльев рвали куртку и выдавливали слёзы из глаз.</text:p>
      <text:p text:style-name="P114">Я чуть поднял глаза и уставился в чешуйчатую морду дракона.</text:p>
      <text:p text:style-name="P115">– Отпусти Эпплджек. <text:span text:style-name="T106">Я</text:span> её держу. – повторил Дискорд.</text:p>
      <text:p text:style-name="P115">Да, это был именно он, хотя узнать в этом обличье его было трудновато. <text:span text:style-name="T107">Эквестрийский драконикус превратился в громадного белогривого дракона. Одной лапой он держал меня, другой пытался оторвать от меня Эпплджек.</text:span></text:p>
      <text:p text:style-name="P107"/>
      <text:p text:style-name="P141">&lt;<text:span text:style-name="T53">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text:span><text:span text:style-name="T54">В конце-концов она начинает скользить вниз по верёвке. И начинает падать. Макс перехватывает её, но 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33"/>
      <text:p text:style-name="P30">&lt;<text:span text:style-name="T53">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2">ц</text:span><text:span text:style-name="T53">-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text:span><text:soft-page-break/><text:span text:style-name="T53">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7"/>
      <text:p text:style-name="P30"><text:span text:style-name="T53">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5">&gt;</text:span></text:p>
      <text:p text:style-name="P28"/>
      <text:list xml:id="list191005029161910" text:continue-list="list8498004726511986711" text:style-name="L7">
        <text:list-header>
          <text:p text:style-name="P165"/>
        </text:list-header>
      </text:list>
      <text:p text:style-name="P28">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8"/>
      <text:p text:style-name="P28"/>
      <text:p text:style-name="P28"/>
      <text:p text:style-name="P28"/>
      <text:p text:style-name="P28"/>
      <text:p text:style-name="P28">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8">. - Не сейчас. В другой книге.\u003e.\n- Сюда бы Твайлайт. Она бы придумала что-нибудь. - Прошептала Флаттершай.\n- Если бы в проход вошла Твайлайт вмес</text:p>
      <text:p text:style-name="P28"><text:soft-page-break/>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8">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8"><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8">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8">ться.\n- Дискорд! Я, то есть! - Воскликнул Дискорд. - Нам нужно поторопиться.\nНо дни проходили, а поиски были безрезультатными. Идей ни у кого не было.</text:p>
      <text:p text:style-name="P28"><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8">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8">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8">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8">тками.\n...\nНа экране выскочило знакомое приглашение.\n- Привет, Нексус.\n- Привет.\n- Как самочувствие?\n- Плохо. Чувствую себя не в своей тарелке.\n-</text:p>
      <text:p text:style-name="P28"><text:s/>А где твоя тарелка?\n- В Эквестрии, Макс.\n- Ты???\n- Да, я. Селестия.\n\nТы могла бы и не околдовывать меня. Я и так сделал бы всё, от меня зависящее,</text:p>
      <text:p text:style-name="P28"><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8">твоём случае мне интереснее был процесс, а не результат. Я и так знала, что ты поможешь нам.\n\n- Как мне освободить тебя?\n- Просто выключи комп.\n(ухо</text:p>
      <text:p text:style-name="P28">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8">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8">. Сил Твайлайт и Луны не хватает. Я зависаю в пространстве между мирами - встречаю Анакорна.\nРазговор с Анакорном.\n\n\nЗемля\n\nЯ открыл глаза. Чёрт,</text:p>
      <text:p text:style-name="P28">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8">скиз РД.\nДа, и начну, наконец фантазию. А то всё собираюсь, да времени нет. \nИ назову её... скажем… “Последний Фанфик”...\n\n-\nАнакорн объясняет, поч</text:p>
      <text:p text:style-name="P28">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8">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8">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8">щаться нельзя - Терра убьёт его так или иначе). Кроме того, Макс окажется на Земле на 10 лет <text:soft-page-break/>младше своего возраста (так сделать проще, Анакорн не силён</text:p>
      <text:p text:style-name="P28"><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8">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8">абилизации.\nСильнейшие демиурги создают миры с нуля, но Анакорн не из таких</text:p>
      <text:p text:style-name="P28"/>
      <text:p text:style-name="P29">&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31T19:10:04.784000000</dc:date>
    <meta:editing-duration>P23DT9H53M44S</meta:editing-duration>
    <meta:editing-cycles>147</meta:editing-cycles>
    <meta:generator>LibreOffice/4.1.2.3$Windows_x86 LibreOffice_project/40b2d7fde7e8d2d7bc5a449dc65df4d08a7dd38</meta:generator>
    <meta:document-statistic meta:table-count="0" meta:image-count="0" meta:object-count="0" meta:page-count="66" meta:paragraph-count="600" meta:word-count="37492" meta:character-count="253694" meta:non-whitespace-character-count="216451"/>
  </office:meta>
</office:document-meta>
</file>